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text-properties officeooo:paragraph-rsid="002075e7"/>
    </style:style>
    <style:style style:name="P2" style:family="paragraph" style:parent-style-name="Standard" style:master-page-name="master_5f_left_20_page">
      <style:paragraph-properties style:page-number="auto"/>
      <style:text-properties officeooo:paragraph-rsid="002075e7"/>
    </style:style>
    <style:style style:name="P3" style:family="paragraph" style:parent-style-name="Standard">
      <style:text-properties officeooo:rsid="0023f50b" officeooo:paragraph-rsid="0023f50b"/>
    </style:style>
    <style:style style:name="P4" style:family="paragraph" style:parent-style-name="Standard">
      <style:paragraph-properties fo:text-align="center" style:justify-single-word="false"/>
      <style:text-properties fo:color="#0066cc" loext:opacity="100%" fo:font-size="40pt" fo:font-style="italic" officeooo:rsid="001eac78" officeooo:paragraph-rsid="002075e7" style:font-size-asian="40pt" style:font-style-asian="italic" style:font-size-complex="40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66cc" loext:opacity="100%" fo:font-size="40pt" fo:font-style="italic" officeooo:rsid="00221a5e" officeooo:paragraph-rsid="00221a5e" style:font-size-asian="40pt" style:font-style-asian="italic" style:font-size-complex="4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4">EEZ Studio</text:p>
      <text:p text:style-name="P5">Projec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project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project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7" meta:word-count="18" meta:character-count="84" meta:non-whitespace-character-count="73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